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9_17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(copied by) L. Buniand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Miss Cohen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7 December 1870</text:p>
      <text:p text:style-name="P2">Month<text:tab/><text:tab/><text:tab/><text:tab/><text:tab/><text:tab/>December</text:p>
      <text:p text:style-name="P2">Year<text:tab/><text:tab/><text:tab/><text:tab/><text:tab/><text:tab/>1870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 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/text:p>
      <text:p text:style-name="P2">(Public) Discourse</text:p>
      <text:p text:style-name="P2">Literary Document<text:tab/><text:tab/><text:tab/><text:tab/>Y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Y</text:p>
      <text:p text:style-name="P2">Stamp</text:p>
      <text:p text:style-name="P2">Postmark<text:tab/><text:tab/><text:tab/><text:tab/><text:tab/>Y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Envelope]</text:p>
      <text:p text:style-name="P2">Rev. S. Morais/</text:p>
      <text:p text:style-name="P2"><text:span text:style-name="T1"><text:tab/>546. No. 5</text:span><text:span text:style-name="T2">th</text:span><text:span text:style-name="T1"> St./</text:span></text:p>
      <text:p text:style-name="P2"><text:tab/><text:tab/>Philadelphia./</text:p>
      <text:p text:style-name="P2"/>
      <text:p text:style-name="P2">[Page 1]</text:p>
      <text:p text:style-name="P3">Burial of Moses./</text:p>
      <text:p text:style-name="P3"/>
      <text:p text:style-name="P3">By Nebo's lonely mountain,/</text:p>
      <text:p text:style-name="P3">On this side of Jordan's wave,/</text:p>
      <text:p text:style-name="P3">In a vale in the land of Moab,/</text:p>
      <text:p text:style-name="P3">There lieth a lonely grave;/</text:p>
      <text:p text:style-name="P3">And no man dug that sepulchre,/</text:p>
      <text:p text:style-name="P3">And no man saw it e'er,/</text:p>
      <text:p text:style-name="P3"><text:soft-page-break/>For the angels of God upturned the sud/</text:p>
      <text:p text:style-name="P3">And laid the dead man there./</text:p>
      <text:p text:style-name="P3"/>
      <text:p text:style-name="P3">This was the grandest funeral/</text:p>
      <text:p text:style-name="P3">That ever passed on earth,/</text:p>
      <text:p text:style-name="P3">But no man heard the tramping,/</text:p>
      <text:p text:style-name="P3">Or saw the train go forth,/</text:p>
      <text:p text:style-name="P3">Silently as the day light/</text:p>
      <text:p text:style-name="P3">Comes when the night is done,/</text:p>
      <text:p text:style-name="P3">And the crimson streak on ocean's cheek/</text:p>
      <text:p text:style-name="P3">Glows into the great red sun./</text:p>
      <text:p text:style-name="P3"/>
      <text:p text:style-name="P2">[Page 2]</text:p>
      <text:p text:style-name="P3">Silently as the spring time/</text:p>
      <text:p text:style-name="P3">Its crowd of verdure weaves,/</text:p>
      <text:p text:style-name="P3">And all the trees on all the hills/</text:p>
      <text:p text:style-name="P3">Open their thousand leaves./</text:p>
      <text:p text:style-name="P3">So, without sound of music,/</text:p>
      <text:p text:style-name="P3">Or voice of him that wept,/</text:p>
      <text:p text:style-name="P3">Silently down from the mountain's crown,/</text:p>
      <text:p text:style-name="P3">The great procession swept./</text:p>
      <text:p text:style-name="P3"/>
      <text:p text:style-name="P3">Perchance the bald old eagle,/</text:p>
      <text:p text:style-name="P3">On dark Bethbeor's height,/</text:p>
      <text:p text:style-name="P3">Down from his rocky eyrie,/</text:p>
      <text:p text:style-name="P3">Looked in the wondrous sight:/</text:p>
      <text:p text:style-name="P3">Perchance on the lion stalking/</text:p>
      <text:p text:style-name="P3">Avoids the sacred spot--/</text:p>
      <text:p text:style-name="P3">For beast and bird have seen and heard/</text:p>
      <text:p text:style-name="P3">That which man knoweth not./</text:p>
      <text:p text:style-name="P3"/>
      <text:p text:style-name="P2">[Page 3]</text:p>
      <text:p text:style-name="P3">Amid the noblest of the land/</text:p>
      <text:p text:style-name="P3">Men lay the sage to rest,/</text:p>
      <text:p text:style-name="P3">And give the bard an honest place/</text:p>
      <text:p text:style-name="P3">With costly marbles dressed:/</text:p>
      <text:p text:style-name="P3">In the great minster transept:/</text:p>
      <text:p text:style-name="P3">Where lights like glories fall,/</text:p>
      <text:p text:style-name="P3">And the sweet choir sings and the organ rings/</text:p>
      <text:p text:style-name="P3">Along the emblazoned wall./</text:p>
      <text:p text:style-name="P3"/>
      <text:p text:style-name="P3">This was the bravest warrior/</text:p>
      <text:p text:style-name="P3">That ever buckled sword--/</text:p>
      <text:p text:style-name="P3">This was the most gifted poet/</text:p>
      <text:p text:style-name="P3">That ever breathed a word:/</text:p>
      <text:p text:style-name="P3">And never earth's philosopher/</text:p>
      <text:p text:style-name="P3">Traced with his good pen,/</text:p>
      <text:p text:style-name="P3">On the deathless page, truth half so sage/</text:p>
      <text:p text:style-name="P3">As he wrote down for men./</text:p>
      <text:p text:style-name="P3"><text:soft-page-break/></text:p>
      <text:p text:style-name="P2">[Page 4]</text:p>
      <text:p text:style-name="P3">And had he not high honor,/</text:p>
      <text:p text:style-name="P3">The hill side for his pall,/</text:p>
      <text:p text:style-name="P3">To lie in state, whilst angels wait,/</text:p>
      <text:p text:style-name="P3">With stars for taper's talb--/</text:p>
      <text:p text:style-name="P3">And the dark rock pines like the tossing plumes/</text:p>
      <text:p text:style-name="P3">Over his bier to wave,/</text:p>
      <text:p text:style-name="P3">And God's own hand in that lonely land/</text:p>
      <text:p text:style-name="P3">To lay him in the grave!/</text:p>
      <text:p text:style-name="P3"/>
      <text:p text:style-name="P3">Oh! lonely tomb in Moab's land,/</text:p>
      <text:p text:style-name="P3">Oh! dark Bethbeor's hill,/</text:p>
      <text:p text:style-name="P3">Speak to those curious hearts of ours/</text:p>
      <text:p text:style-name="P3">And teach them to be still./</text:p>
      <text:p text:style-name="P3">God hath his mysteries of grace,/</text:p>
      <text:p text:style-name="P3">Thoughts that we cannot tell,/</text:p>
      <text:p text:style-name="P3">And he hides them deep, like the secret sleep./</text:p>
      <text:p text:style-name="P3">Of Him he loved so well./</text:p>
      <text:p text:style-name="P2">Copied for Miss Cohen/</text:p>
      <text:p text:style-name="P2"><text:tab/>by L Buniand/</text:p>
      <text:p text:style-name="P2"><text:span text:style-name="T1"><text:tab/>December 7</text:span><text:span text:style-name="T2">th</text:span><text:span text:style-name="T1"> 1870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5-12T10:08:25</meta:creation-date>
    <dc:date>2011-12-13T12:16:29.99</dc:date>
    <dc:language>en-US</dc:language>
    <meta:editing-cycles>3</meta:editing-cycles>
    <meta:editing-duration>PT00H13M56S</meta:editing-duration>
    <dc:creator>Penn Libraries</dc:creator>
    <meta:document-statistic meta:table-count="0" meta:image-count="0" meta:object-count="0" meta:page-count="4" meta:paragraph-count="136" meta:word-count="573" meta:character-count="3397"/>
    <meta:user-defined meta:name="Info 1"/>
    <meta:user-defined meta:name="Info 2"/>
    <meta:user-defined meta:name="Info 3"/>
    <meta:user-defined meta:name="Info 4"/>
  </office:meta>
</office:document-meta>
</file>